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8C400003246B2EA7CB7.svm"/>
  <manifest:file-entry manifest:media-type="" manifest:full-path="Pictures/2000000700005E2E000021539BA86BAE.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IDFont+F1" svg:font-family="CIDFont+F1"/>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center" style:justify-single-word="false"/>
      <style:text-properties fo:font-weight="bold" style:font-weight-asian="bold" style:font-weight-complex="bold"/>
    </style:style>
    <style:style style:name="P4" style:family="paragraph" style:parent-style-name="Text_20_body">
      <style:paragraph-properties fo:text-align="center" style:justify-single-word="false"/>
      <style:text-properties style:font-name="Arial" fo:font-weight="bold" style:font-weight-asian="bold" style:font-weight-complex="bold"/>
    </style:style>
    <style:style style:name="P5" style:family="paragraph" style:parent-style-name="Text_20_body">
      <style:text-properties style:text-underline-style="solid" style:text-underline-width="auto" style:text-underline-color="font-color"/>
    </style:style>
    <style:style style:name="P6" style:family="paragraph" style:parent-style-name="Text_20_body">
      <style:text-properties style:text-underline-style="none"/>
    </style:style>
    <style:style style:name="P7" style:family="paragraph" style:parent-style-name="Standard">
      <style:paragraph-properties fo:text-align="center" style:justify-single-word="false" fo:background-color="#006600">
        <style:background-image/>
      </style:paragraph-properties>
      <style:text-properties fo:color="#ffffff" style:text-outline="false" style:text-line-through-style="none" style:font-name="Century Gothic" fo:font-size="28pt" fo:font-style="italic" fo:text-shadow="none" style:text-underline-style="none" fo:font-weight="bold" style:font-name-asian="Century Gothic" style:font-size-asian="28pt" style:font-style-asian="italic" style:font-weight-asian="bold" style:font-name-complex="Century Gothic" style:font-size-complex="28pt" style:font-style-complex="italic" style:font-weight-complex="bold" style:text-emphasize="none" style:text-overline-style="none" style:text-overline-color="font-color"/>
    </style:style>
    <style:style style:name="P8" style:family="paragraph" style:parent-style-name="Heading_20_1">
      <style:paragraph-properties fo:text-align="center" style:justify-single-word="false"/>
    </style:style>
    <style:style style:name="P9" style:family="paragraph" style:parent-style-name="Heading_20_2">
      <style:paragraph-properties fo:text-align="center" style:justify-single-word="false"/>
    </style:style>
    <style:style style:name="P10" style:family="paragraph" style:parent-style-name="Heading_20_2">
      <style:paragraph-properties fo:text-align="start" style:justify-single-word="false"/>
    </style:style>
    <style:style style:name="P11" style:family="paragraph" style:parent-style-name="Heading_20_2">
      <style:paragraph-properties fo:break-before="page"/>
    </style:style>
    <style:style style:name="P12" style:family="paragraph" style:parent-style-name="Text_20_body" style:list-style-name="L1">
      <style:paragraph-properties fo:text-align="start" style:justify-single-word="false"/>
    </style:style>
    <style:style style:name="P13" style:family="paragraph" style:parent-style-name="Text_20_body" style:list-style-name="L2"/>
    <style:style style:name="T1" style:family="text">
      <style:text-properties fo:font-size="10pt" style:font-name-asian="CIDFont+F1" style:font-size-asian="10pt" style:font-name-complex="CIDFont+F1" style:font-size-complex="10pt"/>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WestCam(Pty) Ltd</text:p>
      <text:h text:style-name="P8" text:outline-level="1">Crabtree Endurance Panel System Familiarisation</text:h>
      <text:p text:style-name="P4">Order No <text:span text:style-name="T1">4700071621</text:span></text:p>
      <text:h text:style-name="P9" text:outline-level="2">Work Report</text:h>
      <text:p text:style-name="P3">08/06/2023</text:p>
      <text:p text:style-name="P2"/>
      <text:h text:style-name="Heading_20_2" text:outline-level="2">Familiarization with Software</text:h>
      <text:p text:style-name="P2">We are confident that we have a thorough working understanding of the software and will be able to support the system and implement changes going forward.</text:p>
      <text:h text:style-name="P10" text:outline-level="2">Software Changes Implemented to Date</text:h>
      <text:list xml:id="list3027402358260840511" text:style-name="L1">
        <text:list-item>
          <text:p text:style-name="P12">Minor changes have been made to improve the code readability. </text:p>
        </text:list-item>
        <text:list-item>
          <text:p text:style-name="P12">Comments have been added</text:p>
        </text:list-item>
        <text:list-item>
          <text:p text:style-name="P12">Front panel objects have been moved and resized</text:p>
        </text:list-item>
        <text:list-item>
          <text:p text:style-name="P12">Web server control has been added</text:p>
        </text:list-item>
      </text:list>
      <text:p text:style-name="P2">The source code is available at https://www.dropbox.com/scl/fo/t4wff7xnnjmvj557pfvax/h?dl=0&amp;rlkey=u158wt0hxtc7idbskdylvyurw</text:p>
      <text:h text:style-name="Heading_20_2" text:outline-level="2">Software Installer </text:h>
      <text:p text:style-name="P2">The software was written in LabVIEW 2013 and it is no longer possible to download this without an active National Instruments software subscription. WestCam has a full version of Labview 2017 and installers and for this reason the Endurance Panel software installer was created using LabVIEW 2017. This does not affect the function of the current system but allows for modifications in the future. </text:p>
      <text:p text:style-name="P2">The installer is available at <text:s/>https://www.dropbox.com/scl/fo/t4wff7xnnjmvj557pfvax/h?dl=0&amp;rlkey=u158wt0hxtc7idbskdylvyurw</text:p>
      <text:p text:style-name="P2"/>
      <text:h text:style-name="Heading_20_2" text:outline-level="2">Email Fault </text:h>
      <text:p text:style-name="Text_20_body">Connection to the email server using the method used by the LabVIEW software is not possible. This has been tested both with the LabVIEW software and by other low-level methods. <text:s/>This is possibly due to increased security implemented on the mail server and requires discussion with the server administrator and possibly examination of the email server logs.</text:p>
      <text:p text:style-name="Text_20_body"/>
      <text:p text:style-name="P5">Details</text:p>
      <text:p text:style-name="P6">In the Lab Panel software the connection is opened but the error indicates that no response is <text:soft-page-break/>received from the mail server. <text:s/></text:p>
      <text:p text:style-name="Text_20_body">Low level methods tested are:</text:p>
      <text:list xml:id="list788871789998497622" text:style-name="L2">
        <text:list-item>
          <text:p text:style-name="P13">Using Telnet in the Windows command promopt to connect to the mail server on port 25. The connection is closed immediately No errors are returned.</text:p>
        </text:list-item>
        <text:list-item>
          <text:p text:style-name="P13">Using Windows PowerShell to create an SMTP mail object. An error was returned which implied that the connection had been refused ot closed by the server </text:p>
        </text:list-item>
      </text:list>
      <text:h text:style-name="Heading_20_2" text:outline-level="2">Temperature Measurement Fault</text:h>
      <text:p text:style-name="Standard">This has been resolved</text:p>
      <text:p text:style-name="Standard"><text:s/></text:p>
      <text:h text:style-name="Heading_20_2" text:outline-level="2">Web Interface</text:h>
      <text:p text:style-name="Text_20_body">The Web interface can be accessed using Microsoft edge only and it must be configured to run in Internet Explorer mode. Instructions are in the Technical Manual.</text:p>
      <text:p text:style-name="Text_20_body">Note that the web interface is not well supported and we suggest using a free tool such as Microsoft Remote Desktop or NoMachine</text:p>
      <text:h text:style-name="Heading_20_2" text:outline-level="2">Power Supply Replacement</text:h>
      <text:p text:style-name="Text_20_body">It is recommended that the existing motherboard and power supply are removed and replaced with a power supply such as a Meanwell RD-85A, available from Current Automation (<text:a xlink:type="simple" xlink:href="https://rectifier.co.za/" text:style-name="Internet_20_link" text:visited-style-name="Visited_20_Internet_20_Link">https://rectifier.co.za/</text:a>)</text:p>
      <text:p text:style-name="Text_20_body"><draw:frame draw:style-name="fr1" draw:name="graphics1" text:anchor-type="paragraph" svg:width="17cm" svg:height="6.013cm" draw:z-index="0"><draw:image xlink:href="Pictures/2000000700005E2E000021539BA86BAE.svm" xlink:type="simple" xlink:show="embed" xlink:actuate="onLoad"/></draw:frame></text:p>
      <text:p text:style-name="Text_20_body">The mains supply to this should be switched through the panel power switch which will <text:span text:style-name="T2">needs to be replaced as it is damaged.</text:span></text:p>
      <text:p text:style-name="Text_20_body"/>
      <text:h text:style-name="Heading_20_2" text:outline-level="2"/>
      <text:h text:style-name="P11" text:outline-level="2">USB Cable Access</text:h>
      <text:p text:style-name="Text_20_body">We suggest mounting panel mount socket to socket connectors such as those shown below <text:s/>on the LAB06 panel to allow for USB connection to the new PC. The are available from RS Online (https://za.rs-online.com/web/)</text:p>
      <text:p text:style-name="Text_20_body"><draw:frame draw:style-name="fr1" draw:name="graphics2" text:anchor-type="paragraph" svg:width="11.229cm" svg:height="7.052cm" draw:z-index="1"><draw:image xlink:href="Pictures/20000007000048C400003246B2EA7CB7.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IDFont+F1" svg:font-family="CIDFont+F1"/>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Z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Z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Page <text:page-number text:select-page="current">3</text:page-number> Of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ke Westwood</meta:initial-creator>
    <meta:creation-date>2023-06-07T10:35:54.08</meta:creation-date>
    <dc:date>2023-06-15T23:18:02.64</dc:date>
    <dc:creator>Mike Westwood</dc:creator>
    <meta:editing-duration>P1DT9H5M55S</meta:editing-duration>
    <meta:editing-cycles>10</meta:editing-cycles>
    <meta:generator>OpenOffice/4.1.14$Win32 OpenOffice.org_project/4114m1$Build-9811</meta:generator>
    <meta:printed-by>Mike Westwood</meta:printed-by>
    <meta:print-date>2023-06-08T16:28:23</meta:print-date>
    <meta:document-statistic meta:table-count="0" meta:image-count="2" meta:object-count="0" meta:page-count="3" meta:paragraph-count="35" meta:word-count="452" meta:character-count="2932"/>
  </office:meta>
</office:document-meta>
</file>